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1cm" draw:marker-end-width="0cm" draw:textarea-horizontal-align="justify" draw:textarea-vertical-align="middle" draw:auto-grow-height="false" fo:min-height="0.558cm" fo:min-width="0.308cm" fo:padding-top="0.075cm" fo:padding-bottom="0.075cm" fo:padding-left="0.2cm" fo:padding-right="0.2cm"/>
      <style:paragraph-properties style:writing-mode="lr-tb"/>
    </style:style>
    <style:style style:name="gr2" style:family="graphic" style:parent-style-name="standard">
      <style:graphic-properties svg:stroke-width="0cm" draw:marker-start-width="0.21cm" draw:marker-end-width="0cm" draw:fill="none" draw:textarea-horizontal-align="justify" draw:textarea-vertical-align="middle" draw:auto-grow-height="false" fo:min-height="6.438cm" fo:min-width="8.888cm" fo:padding-top="0.075cm" fo:padding-bottom="0.075cm" fo:padding-left="0.2cm" fo:padding-right="0.2cm"/>
      <style:paragraph-properties style:writing-mode="lr-tb"/>
    </style:style>
    <style:style style:name="gr3" style:family="graphic" style:parent-style-name="standard">
      <style:graphic-properties svg:stroke-width="0cm" draw:marker-start-width="0.21cm" draw:marker-end-width="0cm" draw:fill="none" draw:textarea-horizontal-align="center" draw:textarea-vertical-align="middle" draw:auto-grow-height="false" fo:min-height="3.359cm" fo:min-width="4.91cm" fo:padding-top="0.075cm" fo:padding-bottom="0.075cm" fo:padding-left="0.2cm" fo:padding-right="0.2cm"/>
      <style:paragraph-properties style:writing-mode="lr-tb"/>
    </style:style>
    <style:style style:name="gr4" style:family="graphic" style:parent-style-name="standard">
      <style:graphic-properties svg:stroke-width="0cm" draw:marker-start-width="0.21cm" draw:marker-end-width="0cm" draw:fill="none" draw:textarea-horizontal-align="justify" draw:textarea-vertical-align="middle" draw:auto-grow-height="false" fo:min-height="4.814cm" fo:min-width="8.264cm" fo:padding-top="0.075cm" fo:padding-bottom="0.075cm" fo:padding-left="0.2cm" fo:padding-right="0.2cm"/>
      <style:paragraph-properties style:writing-mode="lr-tb"/>
    </style:style>
    <style:style style:name="gr5" style:family="graphic" style:parent-style-name="standard">
      <style:graphic-properties svg:stroke-width="0cm" draw:marker-start-width="0.21cm" draw:marker-end-width="0cm" draw:fill="none" draw:textarea-horizontal-align="justify" draw:textarea-vertical-align="middle" draw:auto-grow-height="false" fo:min-height="4.714cm" fo:min-width="5.964cm" fo:padding-top="0.075cm" fo:padding-bottom="0.075cm" fo:padding-left="0.2cm" fo:padding-right="0.2cm"/>
      <style:paragraph-properties style:writing-mode="lr-tb"/>
    </style:style>
    <style:style style:name="gr6" style:family="graphic" style:parent-style-name="standard">
      <style:graphic-properties svg:stroke-width="0cm" draw:marker-start-width="0.21cm" draw:marker-end-width="0.21cm" draw:textarea-horizontal-align="justify" draw:textarea-vertical-align="middle" draw:auto-grow-height="false" fo:min-height="0.663cm" fo:min-width="0.601cm" fo:padding-top="0.075cm" fo:padding-bottom="0.075cm" fo:padding-left="0.2cm" fo:padding-right="0.2cm"/>
    </style:style>
    <style:style style:name="gr7" style:family="graphic" style:parent-style-name="standard">
      <style:graphic-properties svg:stroke-width="0cm" draw:marker-start-width="0.21cm" draw:marker-end-width="0.21cm" draw:textarea-horizontal-align="justify" draw:textarea-vertical-align="middle" draw:auto-grow-height="false" fo:min-height="2.225cm" fo:min-width="1.301cm" fo:padding-top="0.075cm" fo:padding-bottom="0.075cm" fo:padding-left="0.2cm" fo:padding-right="0.2cm"/>
    </style:style>
    <style:style style:name="gr8" style:family="graphic" style:parent-style-name="standard">
      <style:graphic-properties svg:stroke-width="0cm" draw:marker-start-width="0.21cm" draw:marker-end-width="0.21cm" draw:textarea-horizontal-align="justify" draw:textarea-vertical-align="middle" draw:auto-grow-height="false" fo:min-height="1.225cm" fo:min-width="1.301cm" fo:padding-top="0.075cm" fo:padding-bottom="0.075cm" fo:padding-left="0.2cm" fo:padding-right="0.2cm"/>
    </style:style>
    <style:style style:name="gr9" style:family="graphic" style:parent-style-name="objectwithoutfill">
      <style:graphic-properties svg:stroke-width="0cm" draw:marker-start-width="0.21cm" draw:marker-end="Arrow" draw:marker-end-width="0.15cm" draw:fill="solid" draw:textarea-vertical-align="middle" fo:padding-top="0.075cm" fo:padding-bottom="0.075cm" fo:padding-left="0.2cm" fo:padding-right="0.2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45cm" fo:min-width="8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138cm" fo:min-width="2.7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85cm" fo:min-width="4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="none"/>
      <style:paragraph-properties fo:text-align="start">
        <style:tab-stops/>
      </style:paragraph-properties>
    </style:style>
    <style:style style:name="P5" style:family="paragraph">
      <loext:graphic-properties draw:fill="solid"/>
      <style:paragraph-properties fo:text-align="center"/>
      <style:text-properties style:text-position="0% 100%" fo:font-size="10pt" style:font-size-asian="18pt" style:font-size-complex="18pt"/>
    </style:style>
    <style:style style:name="P6" style:family="paragraph">
      <loext:graphic-properties draw:fill="solid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style:text-position="0% 100%" fo:font-size="10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cm" svg:height="1cm" svg:x="3.5cm" svg:y="2.5cm">
          <text:p text:style-name="P1"><text:span text:style-name="T1">Visitor/Prospect</text:span>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draw:layer="layout" svg:width="10cm" svg:height="7.3cm" svg:x="7.6cm" svg:y="6.7cm">
          <text:p text:style-name="P1">Master serv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5.8cm" svg:height="3.999cm" svg:x="1.1cm" svg:y="8.501cm">
          <text:p text:style-name="P3">Public web portal</text:p>
          <text:p text:style-name="P3"/>
          <text:p text:style-name="P3"/>
          <text:p text:style-name="P3"/>
          <text:p text:style-name="P3"/>
          <text:p text:style-name="P3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2cm" svg:height="5.5cm" svg:x="19.1cm" svg:y="6.7cm">
          <text:p text:style-name="P1">Deployment server 1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7cm" svg:height="5.5cm" svg:x="19.8cm" svg:y="13.2cm">
          <text:p text:style-name="P1">Deployment server 2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1.3cm" svg:x="5cm" svg:y="8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1cm" svg:height="1.3cm" svg:x="15.5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1.7cm" svg:height="3.8cm" svg:x="25.5cm" svg:y="7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1.7cm" svg:height="2.2cm" svg:x="24.4cm" svg:y="15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2" draw:id="id2" draw:layer="layout" svg:width="1cm" svg:height="1cm" svg:x="12cm" svg:y="2.4cm">
          <text:p text:style-name="P1"><text:span text:style-name="T1">Customer</text:span>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9" draw:text-style-name="P5" draw:layer="layout" draw:type="line" svg:x1="4.5cm" svg:y1="3cm" svg:x2="12cm" svg:y2="2.9cm" draw:start-shape="id1" draw:start-glue-point="1" draw:end-shape="id2" draw:end-glue-point="3" svg:d="M4500 3000l7500-100" svg:viewBox="0 0 7501 101">
          <text:p text:style-name="P1"><text:span text:style-name="T2">Become</text:span></text:p>
        </draw:connector>
        <draw:connector draw:style-name="gr9" draw:text-style-name="P6" draw:layer="layout" draw:type="line" svg:x1="4cm" svg:y1="3.5cm" svg:x2="4cm" svg:y2="8.501cm" draw:start-shape="id1" draw:end-shape="id3" draw:end-glue-point="0" svg:d="M4000 3500v5001" svg:viewBox="0 0 1 5002">
          <text:p text:style-name="P1"><text:span text:style-name="T3">Visit</text:span></text:p>
        </draw:connector>
        <draw:custom-shape draw:style-name="gr10" draw:text-style-name="P2" draw:layer="layout" svg:width="8.5cm" svg:height="3.7cm" svg:x="8.3cm" svg:y="7.7cm">
          <text:p text:style-name="P1"><text:span text:style-name="T4">Dolibarr master</text:span></text:p>
          <text:p text:style-name="P1"><text:span text:style-name="T4"/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2" xml:id="id4" draw:id="id4" draw:layer="layout" svg:width="3.2cm" svg:height="1.388cm" svg:x="9cm" svg:y="9.612cm">
          <text:p text:style-name="P1"><text:span text:style-name="T4">Sellyousaas</text:span></text:p>
          <text:p text:style-name="P1"/>
          <text:p text:style-name="P1"><text:span text:style-name="T3">Registration page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4.354cm" svg:y1="3.354cm" svg:x2="9cm" svg:y2="10.306cm" draw:start-shape="id1" draw:start-glue-point="9" draw:end-shape="id4" svg:d="M4354 3354l4646 6952" svg:viewBox="0 0 4647 6953">
          <text:p text:style-name="P1"/>
        </draw:connector>
        <draw:custom-shape draw:style-name="gr13" draw:text-style-name="P2" draw:layer="layout" svg:width="5cm" svg:height="1.1cm" svg:x="20.6cm" svg:y="8.9cm">
          <text:p text:style-name="P1"><text:span text:style-name="T4">Customer instances</text:span></text:p>
          <text:p text:style-name="P1"><text:span text:style-name="T4"/></text:p>
          <text:p text:style-name="P1"><text:span text:style-name="T4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cm" svg:height="1.1cm" svg:x="20.8cm" svg:y="9.2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cm" svg:height="1.1cm" svg:x="21.1cm" svg:y="9.5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3465a4" draw:marker-start-width="0.36cm" draw:marker-start-center="false" draw:marker-end-width="0.36cm" draw:marker-end-center="false" draw:fill="solid" draw:fill-color="#dddddd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draw:marker-start-width="0.21cm" draw:marker-end-width="0.21cm" draw:fill="solid" draw:fill-color="#dddddd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1:28:27.323216360</meta:creation-date>
    <meta:editing-cycles>1</meta:editing-cycles>
    <meta:editing-duration>PT8M27S</meta:editing-duration>
    <dc:date>2021-03-09T11:57:54.852313143</dc:date>
    <meta:document-statistic meta:object-count="18"/>
    <meta:generator>LibreOffice/6.4.6.2$Linux_X86_64 LibreOffice_project/40$Build-2</meta:generator>
  </office:meta>
</office:document-meta>
</file>